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9.28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25.987cm" svg:height="14.617cm" svg:x="26.679cm" svg:y="2.196cm">
            <draw:object draw:notify-on-update-of-ranges="summary.A1:summary.A1 summary.B1:summary.G1 summary.A2:summary.A2 summary.B2:summary.G2 summary.A3:summary.A3 summary.B3:summary.G3 summary.A4:summary.A4 summary.B4:summary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46cm" svg:height="14.883cm" svg:x="0.431cm" svg:y="2.302cm">
            <draw:object draw:notify-on-update-of-ranges="summary.A7:summary.A7 summary.B7:summary.G7 summary.A8:summary.A8 summary.B8:summary.G8 summary.A9:summary.A9 summary.B9:summary.G9 summary.A10:summary.A10 summary.B10:summary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PU frametimes, ms</text:p>
          </table:table-cell>
          <table:table-cell office:value-type="string" calcext:value-type="string">
            <text:p>Avatar-Museum-7</text:p>
          </table:table-cell>
          <table:table-cell office:value-type="string" calcext:value-type="string">
            <text:p>AVP_World</text:p>
          </table:table-cell>
          <table:table-cell office:value-type="string" calcext:value-type="string">
            <text:p>JustBClub3</text:p>
          </table:table-cell>
          <table:table-cell office:value-type="string" calcext:value-type="string">
            <text:p>TheGreatPug</text:p>
          </table:table-cell>
          <table:table-cell office:value-type="string" calcext:value-type="string">
            <text:p>Train-Hell</text:p>
          </table:table-cell>
          <table:table-cell office:value-type="string" calcext:value-type="string">
            <text:p>Train-World1</text:p>
          </table:table-cell>
        </table:table-row>
        <table:table-row table:style-name="ro1">
          <table:table-cell office:value-type="string" calcext:value-type="string">
            <text:p>5800X3D-master</text:p>
          </table:table-cell>
          <table:table-cell office:value-type="float" office:value="9.28105726872247" calcext:value-type="float">
            <text:p>9,28105726872247</text:p>
          </table:table-cell>
          <table:table-cell office:value-type="float" office:value="1.71730103806228" calcext:value-type="float">
            <text:p>1,71730103806228</text:p>
          </table:table-cell>
          <table:table-cell office:value-type="float" office:value="15.4468282962471" calcext:value-type="float">
            <text:p>15,4468282962471</text:p>
          </table:table-cell>
          <table:table-cell office:value-type="float" office:value="15.2703724291273" calcext:value-type="float">
            <text:p>15,2703724291273</text:p>
          </table:table-cell>
          <table:table-cell office:value-type="float" office:value="23.6387723387723" calcext:value-type="float">
            <text:p>23,6387723387723</text:p>
          </table:table-cell>
          <table:table-cell office:value-type="float" office:value="7.34793733681462" calcext:value-type="float">
            <text:p>7,34793733681462</text:p>
          </table:table-cell>
        </table:table-row>
        <table:table-row table:style-name="ro1">
          <table:table-cell office:value-type="string" calcext:value-type="string">
            <text:p>5800X3D</text:p>
          </table:table-cell>
          <table:table-cell office:value-type="float" office:value="9.28055083304998" calcext:value-type="float">
            <text:p>9,28055083304998</text:p>
          </table:table-cell>
          <table:table-cell office:value-type="float" office:value="1.70011188811189" calcext:value-type="float">
            <text:p>1,70011188811189</text:p>
          </table:table-cell>
          <table:table-cell office:value-type="float" office:value="14.0670873786408" calcext:value-type="float">
            <text:p>14,0670873786408</text:p>
          </table:table-cell>
          <table:table-cell office:value-type="float" office:value="13.8539690996271" calcext:value-type="float">
            <text:p>13,8539690996271</text:p>
          </table:table-cell>
          <table:table-cell office:value-type="float" office:value="34.9265217391304" calcext:value-type="float">
            <text:p>34,9265217391304</text:p>
          </table:table-cell>
          <table:table-cell office:value-type="float" office:value="14.831044600939" calcext:value-type="float">
            <text:p>14,831044600939</text:p>
          </table:table-cell>
        </table:table-row>
        <table:table-row table:style-name="ro1">
          <table:table-cell office:value-type="string" calcext:value-type="string">
            <text:p>7800X3D</text:p>
          </table:table-cell>
          <table:table-cell office:value-type="float" office:value="4.27826564215148" calcext:value-type="float">
            <text:p>4,27826564215148</text:p>
          </table:table-cell>
          <table:table-cell office:value-type="float" office:value="1.28649944669864" calcext:value-type="float">
            <text:p>1,28649944669864</text:p>
          </table:table-cell>
          <table:table-cell office:value-type="float" office:value="9.81852689793866" calcext:value-type="float">
            <text:p>9,81852689793866</text:p>
          </table:table-cell>
          <table:table-cell office:value-type="float" office:value="10.0412682926829" calcext:value-type="float">
            <text:p>10,0412682926829</text:p>
          </table:table-cell>
          <table:table-cell office:value-type="float" office:value="18.023454768727" calcext:value-type="float">
            <text:p>18,023454768727</text:p>
          </table:table-cell>
          <table:table-cell office:value-type="float" office:value="4.84416392242957" calcext:value-type="float">
            <text:p>4,8441639224295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Avatar-Museum-7</text:p>
          </table:table-cell>
          <table:table-cell office:value-type="string" calcext:value-type="string">
            <text:p>AVP_World</text:p>
          </table:table-cell>
          <table:table-cell office:value-type="string" calcext:value-type="string">
            <text:p>JustBClub3</text:p>
          </table:table-cell>
          <table:table-cell office:value-type="string" calcext:value-type="string">
            <text:p>TheGreatPug</text:p>
          </table:table-cell>
          <table:table-cell office:value-type="string" calcext:value-type="string">
            <text:p>Train-Hell</text:p>
          </table:table-cell>
          <table:table-cell office:value-type="string" calcext:value-type="string">
            <text:p>Train-World1</text:p>
          </table:table-cell>
        </table:table-row>
        <table:table-row table:style-name="ro1">
          <table:table-cell office:value-type="string" calcext:value-type="string">
            <text:p>5800X3D-master</text:p>
          </table:table-cell>
          <table:table-cell table:formula="of:=1/([.B2]/1000)" office:value-type="float" office:value="107.746345168027" calcext:value-type="float">
            <text:p>107,746345168027</text:p>
          </table:table-cell>
          <table:table-cell table:formula="of:=1/([.C2]/1000)" office:value-type="float" office:value="582.309087245618" calcext:value-type="float">
            <text:p>582,309087245618</text:p>
          </table:table-cell>
          <table:table-cell table:formula="of:=1/([.D2]/1000)" office:value-type="float" office:value="64.73820908872" calcext:value-type="float">
            <text:p>64,73820908872</text:p>
          </table:table-cell>
          <table:table-cell table:formula="of:=1/([.E2]/1000)" office:value-type="float" office:value="65.4862875572413" calcext:value-type="float">
            <text:p>65,4862875572413</text:p>
          </table:table-cell>
          <table:table-cell table:formula="of:=1/([.F2]/1000)" office:value-type="float" office:value="42.3033813122266" calcext:value-type="float">
            <text:p>42,3033813122266</text:p>
          </table:table-cell>
          <table:table-cell table:formula="of:=1/([.G2]/1000)" office:value-type="float" office:value="136.092614044189" calcext:value-type="float">
            <text:p>136,092614044189</text:p>
          </table:table-cell>
        </table:table-row>
        <table:table-row table:style-name="ro1">
          <table:table-cell office:value-type="string" calcext:value-type="string">
            <text:p>5800X3D</text:p>
          </table:table-cell>
          <table:table-cell table:formula="of:=1/([.B3]/1000)" office:value-type="float" office:value="107.752224839801" calcext:value-type="float">
            <text:p>107,752224839801</text:p>
          </table:table-cell>
          <table:table-cell table:formula="of:=1/([.C3]/1000)" office:value-type="float" office:value="588.196581055957" calcext:value-type="float">
            <text:p>588,196581055957</text:p>
          </table:table-cell>
          <table:table-cell table:formula="of:=1/([.D3]/1000)" office:value-type="float" office:value="71.0879212649509" calcext:value-type="float">
            <text:p>71,0879212649509</text:p>
          </table:table-cell>
          <table:table-cell table:formula="of:=1/([.E3]/1000)" office:value-type="float" office:value="72.1814804702372" calcext:value-type="float">
            <text:p>72,1814804702372</text:p>
          </table:table-cell>
          <table:table-cell table:formula="of:=1/([.F3]/1000)" office:value-type="float" office:value="28.631537015598" calcext:value-type="float">
            <text:p>28,631537015598</text:p>
          </table:table-cell>
          <table:table-cell table:formula="of:=1/([.G3]/1000)" office:value-type="float" office:value="67.4261339580011" calcext:value-type="float">
            <text:p>67,4261339580011</text:p>
          </table:table-cell>
        </table:table-row>
        <table:table-row table:style-name="ro1">
          <table:table-cell office:value-type="string" calcext:value-type="string">
            <text:p>7800X3D</text:p>
          </table:table-cell>
          <table:table-cell table:formula="of:=1/([.B4]/1000)" office:value-type="float" office:value="233.7395766517" calcext:value-type="float">
            <text:p>233,7395766517</text:p>
          </table:table-cell>
          <table:table-cell table:formula="of:=1/([.C4]/1000)" office:value-type="float" office:value="777.303093729392" calcext:value-type="float">
            <text:p>777,303093729392</text:p>
          </table:table-cell>
          <table:table-cell table:formula="of:=1/([.D4]/1000)" office:value-type="float" office:value="101.848272189379" calcext:value-type="float">
            <text:p>101,848272189379</text:p>
          </table:table-cell>
          <table:table-cell table:formula="of:=1/([.E4]/1000)" office:value-type="float" office:value="99.5890131457498" calcext:value-type="float">
            <text:p>99,5890131457498</text:p>
          </table:table-cell>
          <table:table-cell table:formula="of:=1/([.F4]/1000)" office:value-type="float" office:value="55.4832585002033" calcext:value-type="float">
            <text:p>55,4832585002033</text:p>
          </table:table-cell>
          <table:table-cell table:formula="of:=1/([.G4]/1000)" office:value-type="float" office:value="206.433972097801" calcext:value-type="float">
            <text:p>206,433972097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21:03:19.525000000</dc:date>
    <meta:editing-duration>PT5M46S</meta:editing-duration>
    <meta:editing-cycles>1</meta:editing-cycles>
    <meta:document-statistic meta:table-count="1" meta:cell-count="56" meta:object-count="2"/>
    <meta:generator>LibreOffice/7.5.3.2$Windows_X86_64 LibreOffice_project/9f56dff12ba03b9acd7730a5a481eea045e468f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88cm" svg:height="14.618cm" xlink:href=".." xlink:type="simple" chart:class="chart:bar" chart:style-name="ch1">
        <chart:legend chart:legend-position="end" svg:x="22.667cm" svg:y="6.512cm" style:legend-expansion="high" chart:style-name="ch2"/>
        <chart:plot-area chart:style-name="ch3" table:cell-range-address="summary.A1:summary.G4" chart:data-source-has-labels="both" svg:x="1.53cm" svg:y="0.292cm" svg:width="20.618cm" svg:height="14.034cm">
          <chart:coordinate-region svg:x="2.151cm" svg:y="0.491cm" svg:width="19.997cm" svg:height="13.188cm"/>
          <chart:axis chart:dimension="x" chart:name="primary-x" chart:style-name="ch4" chartooo:axis-type="auto">
            <chartooo:date-scale/>
            <chart:categories table:cell-range-address="summary.B1:summary.G1"/>
          </chart:axis>
          <chart:axis chart:dimension="y" chart:name="primary-y" chart:style-name="ch5">
            <chart:title svg:x="0.451cm" svg:y="9.919cm" chart:style-name="ch6">
              <text:p>CPU frametimes, ms, lower is better</text:p>
            </chart:title>
            <chart:grid chart:style-name="ch7" chart:class="major"/>
          </chart:axis>
          <chart:series chart:style-name="ch8" chart:values-cell-range-address="summary.B2:summary.G2" chart:label-cell-address="summary.A2:summary.A2" chart:class="chart:bar">
            <chart:data-point chart:repeated="6"/>
          </chart:series>
          <chart:series chart:style-name="ch9" chart:values-cell-range-address="summary.B3:summary.G3" chart:label-cell-address="summary.A3:summary.A3" chart:class="chart:bar">
            <chart:data-point chart:repeated="6"/>
          </chart:series>
          <chart:series chart:style-name="ch10" chart:values-cell-range-address="summary.B4:summary.G4" chart:label-cell-address="summary.A4:summary.A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tar-Museum-7</text:p>
                <draw:g>
                  <svg:desc>summary.B1:summary.G1</svg:desc>
                </draw:g>
              </table:table-cell>
              <table:table-cell office:value-type="string">
                <text:p>AVP_World</text:p>
              </table:table-cell>
              <table:table-cell office:value-type="string">
                <text:p>JustBClub3</text:p>
              </table:table-cell>
              <table:table-cell office:value-type="string">
                <text:p>TheGreatPug</text:p>
              </table:table-cell>
              <table:table-cell office:value-type="string">
                <text:p>Train-Hell</text:p>
              </table:table-cell>
              <table:table-cell office:value-type="string">
                <text:p>Train-World1</text:p>
              </table:table-cell>
            </table:table-row>
          </table:table-header-rows>
          <table:table-rows>
            <table:table-row>
              <table:table-cell office:value-type="string">
                <text:p>5800X3D-master</text:p>
                <draw:g>
                  <svg:desc>summary.A2:summary.A2</svg:desc>
                </draw:g>
              </table:table-cell>
              <table:table-cell office:value-type="float" office:value="9.28105726872247">
                <text:p>9.28105726872247</text:p>
                <draw:g>
                  <svg:desc>summary.B2:summary.G2</svg:desc>
                </draw:g>
              </table:table-cell>
              <table:table-cell office:value-type="float" office:value="1.71730103806228">
                <text:p>1.71730103806228</text:p>
              </table:table-cell>
              <table:table-cell office:value-type="float" office:value="15.4468282962471">
                <text:p>15.4468282962471</text:p>
              </table:table-cell>
              <table:table-cell office:value-type="float" office:value="15.2703724291273">
                <text:p>15.2703724291273</text:p>
              </table:table-cell>
              <table:table-cell office:value-type="float" office:value="23.6387723387723">
                <text:p>23.6387723387723</text:p>
              </table:table-cell>
              <table:table-cell office:value-type="float" office:value="7.34793733681462">
                <text:p>7.34793733681462</text:p>
              </table:table-cell>
            </table:table-row>
            <table:table-row>
              <table:table-cell office:value-type="string">
                <text:p>5800X3D</text:p>
                <draw:g>
                  <svg:desc>summary.A3:summary.A3</svg:desc>
                </draw:g>
              </table:table-cell>
              <table:table-cell office:value-type="float" office:value="9.28055083304998">
                <text:p>9.28055083304998</text:p>
                <draw:g>
                  <svg:desc>summary.B3:summary.G3</svg:desc>
                </draw:g>
              </table:table-cell>
              <table:table-cell office:value-type="float" office:value="1.70011188811189">
                <text:p>1.70011188811189</text:p>
              </table:table-cell>
              <table:table-cell office:value-type="float" office:value="14.0670873786408">
                <text:p>14.0670873786408</text:p>
              </table:table-cell>
              <table:table-cell office:value-type="float" office:value="13.8539690996271">
                <text:p>13.8539690996271</text:p>
              </table:table-cell>
              <table:table-cell office:value-type="float" office:value="34.9265217391304">
                <text:p>34.9265217391304</text:p>
              </table:table-cell>
              <table:table-cell office:value-type="float" office:value="14.831044600939">
                <text:p>14.831044600939</text:p>
              </table:table-cell>
            </table:table-row>
            <table:table-row>
              <table:table-cell office:value-type="string">
                <text:p>7800X3D</text:p>
                <draw:g>
                  <svg:desc>summary.A4:summary.A4</svg:desc>
                </draw:g>
              </table:table-cell>
              <table:table-cell office:value-type="float" office:value="4.27826564215148">
                <text:p>4.27826564215148</text:p>
                <draw:g>
                  <svg:desc>summary.B4:summary.G4</svg:desc>
                </draw:g>
              </table:table-cell>
              <table:table-cell office:value-type="float" office:value="1.28649944669864">
                <text:p>1.28649944669864</text:p>
              </table:table-cell>
              <table:table-cell office:value-type="float" office:value="9.81852689793866">
                <text:p>9.81852689793866</text:p>
              </table:table-cell>
              <table:table-cell office:value-type="float" office:value="10.0412682926829">
                <text:p>10.0412682926829</text:p>
              </table:table-cell>
              <table:table-cell office:value-type="float" office:value="18.023454768727">
                <text:p>18.023454768727</text:p>
              </table:table-cell>
              <table:table-cell office:value-type="float" office:value="4.84416392242957">
                <text:p>4.84416392242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61cm" svg:height="14.884cm" xlink:href=".." xlink:type="simple" chart:class="chart:bar" chart:style-name="ch1">
        <chart:legend chart:legend-position="end" svg:x="23.14cm" svg:y="6.645cm" style:legend-expansion="high" chart:style-name="ch2"/>
        <chart:plot-area chart:style-name="ch3" table:cell-range-address="summary.A7:summary.G10" chart:data-source-has-labels="both" svg:x="1.54cm" svg:y="0.297cm" svg:width="21.071cm" svg:height="14.29cm">
          <chart:coordinate-region svg:x="2.347cm" svg:y="0.496cm" svg:width="20.264cm" svg:height="13.444cm"/>
          <chart:axis chart:dimension="x" chart:name="primary-x" chart:style-name="ch4" chartooo:axis-type="auto">
            <chartooo:date-scale/>
            <chart:categories table:cell-range-address="summary.B7:summary.G7"/>
          </chart:axis>
          <chart:axis chart:dimension="y" chart:name="primary-y" chart:style-name="ch5">
            <chart:title svg:x="0.451cm" svg:y="9.338cm" chart:style-name="ch6">
              <text:p>CPU FPS, higher is better</text:p>
            </chart:title>
            <chart:grid chart:style-name="ch7" chart:class="major"/>
          </chart:axis>
          <chart:series chart:style-name="ch8" chart:values-cell-range-address="summary.B8:summary.G8" chart:label-cell-address="summary.A8:summary.A8" chart:class="chart:bar">
            <chart:data-point chart:repeated="6"/>
          </chart:series>
          <chart:series chart:style-name="ch9" chart:values-cell-range-address="summary.B9:summary.G9" chart:label-cell-address="summary.A9:summary.A9" chart:class="chart:bar">
            <chart:data-point chart:repeated="6"/>
          </chart:series>
          <chart:series chart:style-name="ch10" chart:values-cell-range-address="summary.B10:summary.G10" chart:label-cell-address="summary.A10:summary.A1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tar-Museum-7</text:p>
                <draw:g>
                  <svg:desc>summary.B7:summary.G7</svg:desc>
                </draw:g>
              </table:table-cell>
              <table:table-cell office:value-type="string">
                <text:p>AVP_World</text:p>
              </table:table-cell>
              <table:table-cell office:value-type="string">
                <text:p>JustBClub3</text:p>
              </table:table-cell>
              <table:table-cell office:value-type="string">
                <text:p>TheGreatPug</text:p>
              </table:table-cell>
              <table:table-cell office:value-type="string">
                <text:p>Train-Hell</text:p>
              </table:table-cell>
              <table:table-cell office:value-type="string">
                <text:p>Train-World1</text:p>
              </table:table-cell>
            </table:table-row>
          </table:table-header-rows>
          <table:table-rows>
            <table:table-row>
              <table:table-cell office:value-type="string">
                <text:p>5800X3D-master</text:p>
                <draw:g>
                  <svg:desc>summary.A8:summary.A8</svg:desc>
                </draw:g>
              </table:table-cell>
              <table:table-cell office:value-type="float" office:value="107.746345168027">
                <text:p>107.746345168027</text:p>
                <draw:g>
                  <svg:desc>summary.B8:summary.G8</svg:desc>
                </draw:g>
              </table:table-cell>
              <table:table-cell office:value-type="float" office:value="582.309087245618">
                <text:p>582.309087245618</text:p>
              </table:table-cell>
              <table:table-cell office:value-type="float" office:value="64.73820908872">
                <text:p>64.73820908872</text:p>
              </table:table-cell>
              <table:table-cell office:value-type="float" office:value="65.4862875572413">
                <text:p>65.4862875572413</text:p>
              </table:table-cell>
              <table:table-cell office:value-type="float" office:value="42.3033813122266">
                <text:p>42.3033813122266</text:p>
              </table:table-cell>
              <table:table-cell office:value-type="float" office:value="136.092614044189">
                <text:p>136.092614044189</text:p>
              </table:table-cell>
            </table:table-row>
            <table:table-row>
              <table:table-cell office:value-type="string">
                <text:p>5800X3D</text:p>
                <draw:g>
                  <svg:desc>summary.A9:summary.A9</svg:desc>
                </draw:g>
              </table:table-cell>
              <table:table-cell office:value-type="float" office:value="107.752224839801">
                <text:p>107.752224839801</text:p>
                <draw:g>
                  <svg:desc>summary.B9:summary.G9</svg:desc>
                </draw:g>
              </table:table-cell>
              <table:table-cell office:value-type="float" office:value="588.196581055957">
                <text:p>588.196581055957</text:p>
              </table:table-cell>
              <table:table-cell office:value-type="float" office:value="71.0879212649509">
                <text:p>71.0879212649509</text:p>
              </table:table-cell>
              <table:table-cell office:value-type="float" office:value="72.1814804702372">
                <text:p>72.1814804702372</text:p>
              </table:table-cell>
              <table:table-cell office:value-type="float" office:value="28.631537015598">
                <text:p>28.631537015598</text:p>
              </table:table-cell>
              <table:table-cell office:value-type="float" office:value="67.4261339580011">
                <text:p>67.4261339580011</text:p>
              </table:table-cell>
            </table:table-row>
            <table:table-row>
              <table:table-cell office:value-type="string">
                <text:p>7800X3D</text:p>
                <draw:g>
                  <svg:desc>summary.A10:summary.A10</svg:desc>
                </draw:g>
              </table:table-cell>
              <table:table-cell office:value-type="float" office:value="233.7395766517">
                <text:p>233.7395766517</text:p>
                <draw:g>
                  <svg:desc>summary.B10:summary.G10</svg:desc>
                </draw:g>
              </table:table-cell>
              <table:table-cell office:value-type="float" office:value="777.303093729392">
                <text:p>777.303093729392</text:p>
              </table:table-cell>
              <table:table-cell office:value-type="float" office:value="101.848272189379">
                <text:p>101.848272189379</text:p>
              </table:table-cell>
              <table:table-cell office:value-type="float" office:value="99.5890131457498">
                <text:p>99.5890131457498</text:p>
              </table:table-cell>
              <table:table-cell office:value-type="float" office:value="55.4832585002033">
                <text:p>55.4832585002033</text:p>
              </table:table-cell>
              <table:table-cell office:value-type="float" office:value="206.433972097801">
                <text:p>206.433972097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